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7dc4f"/>
    </style:style>
    <style:style style:name="P2" style:family="paragraph" style:parent-style-name="Preformatted_20_Text">
      <style:text-properties officeooo:rsid="00087537" officeooo:paragraph-rsid="00087537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style:font-name="Liberation Mono" fo:font-size="10pt" fo:font-weight="normal" officeooo:rsid="0009f390" officeooo:paragraph-rsid="0009f390" style:font-name-asian="Noto Sans Mono CJK SC" style:font-size-asian="10pt" style:font-weight-asian="normal" style:font-name-complex="Liberation Mono" style:font-size-complex="10pt" style:font-weight-complex="normal"/>
    </style:style>
    <style:style style:name="P5" style:family="paragraph" style:parent-style-name="Preformatted_20_Text">
      <style:text-properties style:font-name="Liberation Mono" fo:font-size="10pt" fo:font-weight="bold" officeooo:rsid="000eea7c" officeooo:paragraph-rsid="000eea7c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fo:font-weight="bold" officeooo:rsid="0007dc4f" officeooo:paragraph-rsid="0007dc4f" style:font-weight-asian="bold" style:font-weight-complex="bold"/>
    </style:style>
    <style:style style:name="P7" style:family="paragraph" style:parent-style-name="Preformatted_20_Text">
      <style:text-properties fo:color="#696969" officeooo:rsid="00087537" officeooo:paragraph-rsid="00087537"/>
    </style:style>
    <style:style style:name="P8" style:family="paragraph" style:parent-style-name="Preformatted_20_Text">
      <style:text-properties fo:color="#808030" officeooo:paragraph-rsid="00087537"/>
    </style:style>
    <style:style style:name="P9" style:family="paragraph" style:parent-style-name="Preformatted_20_Text">
      <style:text-properties fo:color="#808030" officeooo:rsid="00087537" officeooo:paragraph-rsid="00087537"/>
    </style:style>
    <style:style style:name="P10" style:family="paragraph" style:parent-style-name="Preformatted_20_Text">
      <style:text-properties fo:font-weight="normal" style:font-weight-asian="normal" style:font-weight-complex="normal"/>
    </style:style>
    <style:style style:name="P11" style:family="paragraph" style:parent-style-name="Preformatted_20_Text">
      <style:text-properties fo:font-weight="normal" officeooo:rsid="00087537" officeooo:paragraph-rsid="00087537" style:font-weight-asian="normal" style:font-weight-complex="normal"/>
    </style:style>
    <style:style style:name="P12" style:family="paragraph" style:parent-style-name="Preformatted_20_Text">
      <style:text-properties fo:font-weight="normal" officeooo:rsid="0009f390" officeooo:paragraph-rsid="0009f390" style:font-weight-asian="normal" style:font-weight-complex="normal"/>
    </style:style>
    <style:style style:name="P13" style:family="paragraph" style:parent-style-name="Preformatted_20_Text">
      <style:text-properties style:font-name="Liberation Mono" fo:font-size="10pt" fo:font-weight="normal" officeooo:rsid="000eea7c" officeooo:paragraph-rsid="000eea7c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fo:font-weight="bold" officeooo:rsid="0007dc4f" officeooo:paragraph-rsid="0007dc4f" style:font-weight-asian="bold" style:font-weight-complex="bold"/>
    </style:style>
    <style:style style:name="P15" style:family="paragraph" style:parent-style-name="Standard">
      <style:text-properties fo:font-weight="normal" officeooo:rsid="0010ddd2" officeooo:paragraph-rsid="0010ddd2" style:font-weight-asian="normal" style:font-weight-complex="normal"/>
    </style:style>
    <style:style style:name="T1" style:family="text">
      <style:text-properties officeooo:rsid="0007dc4f"/>
    </style:style>
    <style:style style:name="T2" style:family="text">
      <style:text-properties fo:color="#808030"/>
    </style:style>
    <style:style style:name="T3" style:family="text">
      <style:text-properties fo:color="#808030" officeooo:rsid="0007dc4f"/>
    </style:style>
    <style:style style:name="T4" style:family="text">
      <style:text-properties fo:color="#0000e6"/>
    </style:style>
    <style:style style:name="T5" style:family="text">
      <style:text-properties fo:color="#0000e6" style:font-name="Liberation Mono" fo:font-size="10pt" officeooo:rsid="0007dc4f" style:font-name-asian="Noto Sans Mono CJK SC" style:font-size-asian="10pt" style:font-name-complex="Liberation Mono" style:font-size-complex="10pt"/>
    </style:style>
    <style:style style:name="T6" style:family="text">
      <style:text-properties fo:color="#e34adc"/>
    </style:style>
    <style:style style:name="T7" style:family="text">
      <style:text-properties fo:color="#696969"/>
    </style:style>
    <style:style style:name="T8" style:family="text">
      <style:text-properties fo:color="#696969" officeooo:rsid="0007dc4f"/>
    </style:style>
    <style:style style:name="T9" style:family="text">
      <style:text-properties fo:color="#696969" style:font-name="Liberation Mono" fo:font-size="10pt" officeooo:rsid="0007dc4f" style:font-name-asian="Noto Sans Mono CJK SC" style:font-size-asian="10pt" style:font-name-complex="Liberation Mono" style:font-size-complex="10pt"/>
    </style:style>
    <style:style style:name="T10" style:family="text">
      <style:text-properties officeooo:rsid="0008753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2.1 Reading files</text:p>
      <text:p text:style-name="Preformatted_20_Text"><text:span text:style-name="T1">myfile</text:span> <text:span text:style-name="T2">=</text:span> <text:span text:style-name="T6">open</text:span><text:span text:style-name="T2">(</text:span><text:span text:style-name="T4">'</text:span><text:span text:style-name="T5">test.py</text:span><text:span text:style-name="T4">'</text:span><text:span text:style-name="T2">)</text:span> <text:s/><text:span text:style-name="T7"># create file object</text:span></text:p>
      <text:p text:style-name="Preformatted_20_Text">contents <text:span text:style-name="T2">=</text:span> <text:span text:style-name="T1">myfile</text:span><text:span text:style-name="T2">.</text:span>read<text:span text:style-name="T2">()</text:span> <text:s/><text:span text:style-name="T7"># read file text into a string</text:span></text:p>
      <text:p text:style-name="P7"/>
      <text:p text:style-name="P7">myfile.seek(0)</text:p>
      <text:p text:style-name="P1"><text:span text:style-name="T8">firstTen = </text:span><text:span text:style-name="T9">myfile</text:span><text:span text:style-name="T8">.read(10)</text:span></text:p>
      <text:p text:style-name="P2"><text:span text:style-name="T8">s</text:span><text:span text:style-name="T7">econdTen = myfile.read(10)</text:span></text:p>
      <text:p text:style-name="P7"/>
      <text:p text:style-name="P7">myfile.seek(0)</text:p>
      <text:p text:style-name="P1"><text:span text:style-name="T8">fileLines = </text:span><text:span text:style-name="T9">myfile</text:span><text:span text:style-name="T8">.readlines()</text:span></text:p>
      <text:p text:style-name="Preformatted_20_Text"><text:span text:style-name="T3">myfile</text:span><text:span text:style-name="T2">.</text:span>close<text:span text:style-name="T2">()</text:span> <text:s/><text:span text:style-name="T7"># close the file</text:span></text:p>
      <text:p text:style-name="Preformatted_20_Text"/>
      <text:p text:style-name="P2">print(contents)</text:p>
      <text:p text:style-name="P8"/>
      <text:p text:style-name="P8"/>
      <text:p text:style-name="P9">###</text:p>
      <text:p text:style-name="P9">myfile = open('test.py')</text:p>
      <text:p text:style-name="P9">for line in myfile:</text:p>
      <text:p text:style-name="P9"><text:s text:c="3"/>print(line, end=", ")</text:p>
      <text:p text:style-name="P9">myfile.close()</text:p>
      <text:p text:style-name="P9"/>
      <text:p text:style-name="Preformatted_20_Text"/>
      <text:p text:style-name="Preformatted_20_Text">###</text:p>
      <text:p text:style-name="Preformatted_20_Text"/>
      <text:p text:style-name="P3">12.2 Reading <text:span text:style-name="T10">files</text:span></text:p>
      <text:p text:style-name="P10"/>
      <text:p text:style-name="P11">f = open('outputfile.txt', 'w')</text:p>
      <text:p text:style-name="P11">f.write("Example string:\n test...')</text:p>
      <text:p text:style-name="P11">f.close()</text:p>
      <text:p text:style-name="P11"/>
      <text:p text:style-name="P12">modes for opening files:</text:p>
      <text:p text:style-name="P4">r, read only, do not create the file if it doesn't already exist</text:p>
      <text:p text:style-name="P4">w, (over)write, create if it doesn't already exist</text:p>
      <text:p text:style-name="P4">a, append to existing file, create if it doesn't already exist</text:p>
      <text:p text:style-name="P4"/>
      <text:p text:style-name="P4"/>
      <text:p text:style-name="P4">plus mode: a+ allows reading and appending</text:p>
      <text:p text:style-name="P4"/>
      <text:p text:style-name="P4">typically, data is written to the disk only when a newline character is output. this is called line-buffering</text:p>
      <text:p text:style-name="P4">you can also force the data to be written. This may be by either with myfile.flush(), or os.fsync(). It is also written when you close the file</text:p>
      <text:p text:style-name="P4"/>
      <text:p text:style-name="P5">12.6 The 'with' statement</text:p>
      <text:p text:style-name="P13">with open('myfile.txt', 'r') as myfile:</text:p>
      <text:p text:style-name="P13"/>
      <text:p text:style-name="P13">creates a context manager that manages the usage of resources. In our case, it closes the file when we exit the 'with' code-block</text:p>
      <text:p text:style-name="P13"/>
      <text:p text:style-name="P5">12.7 Comma separated values files</text:p>
      <text:p text:style-name="P13">csv files are a way of encoding spreadsheets in a normal text file, separating columns by commas, rows by newlines</text:p>
      <text:p text:style-name="P13"/>
      <text:p text:style-name="P13">with open('myspreadsheet.csv', 'r') as myfile:</text:p>
      <text:p text:style-name="P13"><text:s text:c="4"/>myreader = csv.reader(myfile)</text:p>
      <text:p text:style-name="P13"><text:s text:c="4"/>for row in myreader:</text:p>
      <text:p text:style-name="P13"><text:s text:c="8"/>print("row", row)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08:49:37.504528842</meta:creation-date>
    <dc:date>2021-03-19T12:58:22.776101768</dc:date>
    <meta:editing-duration>PT11M4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36" meta:word-count="220" meta:character-count="1421" meta:non-whitespace-character-count="1215"/>
  </office:meta>
</office:document-meta>
</file>